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ontserrat" svg:font-family="Montserrat" style:font-family-generic="modern" style:font-pitch="variable" svg:panose-1="0 0 5 0 0 0 0 0 0 0"/>
    <style:font-face style:name="Montserrat Light" svg:font-family="Montserrat Light" style:font-family-generic="moder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Montserrat" fo:color="#1C1C1C" fo:letter-spacing="0.0277in" fo:font-size="35pt" style:font-size-asian="35pt" style:font-size-complex="35pt"/>
    </style:style>
    <style:style style:name="P2" style:parent-style-name="Standard" style:family="paragraph">
      <style:paragraph-properties fo:text-align="center"/>
      <style:text-properties style:font-name="Montserrat" fo:color="#999999" fo:letter-spacing="0.0277in" fo:font-size="30pt" style:font-size-asian="30pt" style:font-size-complex="30pt"/>
    </style:style>
    <style:style style:name="P3" style:parent-style-name="Standard" style:family="paragraph">
      <style:paragraph-properties fo:text-align="center"/>
      <style:text-properties style:font-name="Montserrat" fo:color="#1C1C1C" fo:letter-spacing="0.0277in" fo:font-size="25pt" style:font-size-asian="25pt" style:font-size-complex="25pt"/>
    </style:style>
    <style:style style:name="P4" style:parent-style-name="Standard" style:family="paragraph">
      <style:paragraph-properties fo:text-align="center"/>
      <style:text-properties style:font-name="Montserrat" fo:color="#1C1C1C" fo:letter-spacing="0.0277in" fo:font-size="25pt" style:font-size-asian="25pt" style:font-size-complex="25pt"/>
    </style:style>
    <style:style style:name="P5" style:parent-style-name="Standard" style:family="paragraph">
      <style:text-properties style:font-name="Montserrat Light" fo:color="#1C1C1C" fo:letter-spacing="0.0277in" fo:font-size="20pt" style:font-size-asian="20pt" style:font-size-complex="20pt"/>
    </style:style>
    <style:style style:name="P6" style:parent-style-name="Standard" style:family="paragraph">
      <style:text-properties style:font-name="Montserrat Light" fo:color="#1C1C1C" fo:letter-spacing="0.0277in" fo:font-size="20pt" style:font-size-asian="20pt" style:font-size-complex="20pt"/>
    </style:style>
    <style:style style:name="P7" style:parent-style-name="Standard" style:family="paragraph">
      <style:text-properties style:font-name="Montserrat Light" fo:color="#1C1C1C" fo:letter-spacing="0.0277in" fo:font-size="20pt" style:font-size-asian="20pt" style:font-size-complex="20pt"/>
    </style:style>
    <style:style style:name="T8" style:parent-style-name="DefaultParagraphFont" style:family="text">
      <style:text-properties style:font-name="Montserrat Light" fo:color="#1C1C1C" fo:letter-spacing="0.0277in" fo:font-size="20pt" style:font-size-asian="20pt" style:font-size-complex="20pt"/>
    </style:style>
    <style:style style:name="T9" style:parent-style-name="DefaultParagraphFont" style:family="text">
      <style:text-properties style:font-name="Montserrat Light" fo:color="#1C1C1C" fo:letter-spacing="0.0277in" fo:font-size="20pt" style:font-size-asian="20pt" style:font-size-complex="20pt"/>
    </style:style>
    <style:style style:name="T10" style:parent-style-name="DefaultParagraphFont" style:family="text">
      <style:text-properties style:font-name="Montserrat Light" fo:color="#1C1C1C" fo:letter-spacing="0.0277in" fo:font-size="20pt" style:font-size-asian="20pt" style:font-size-complex="20pt"/>
    </style:style>
    <style:style style:name="T11" style:parent-style-name="DefaultParagraphFont" style:family="text">
      <style:text-properties style:font-name="Montserrat Light" fo:color="#1C1C1C" fo:letter-spacing="0.0277in" fo:font-size="20pt" style:font-size-asian="20pt" style:font-size-complex="20pt"/>
    </style:style>
    <style:style style:name="P12" style:parent-style-name="Standard" style:family="paragraph">
      <style:text-properties style:font-name="Montserrat Light" fo:color="#1C1C1C" fo:letter-spacing="0.0277in" fo:font-size="20pt" style:font-size-asian="20pt" style:font-size-complex="20pt"/>
    </style:style>
    <style:style style:name="P13" style:parent-style-name="Standard" style:family="paragraph">
      <style:text-properties style:font-name="Montserrat Light" fo:color="#1C1C1C" fo:letter-spacing="0.0277in" fo:font-size="20pt" style:font-size-asian="20pt" style:font-size-complex="20pt"/>
    </style:style>
    <style:style style:name="P14" style:parent-style-name="Standard" style:family="paragraph">
      <style:text-properties style:font-name="Montserrat" fo:color="#1C1C1C" fo:letter-spacing="0.0277in" fo:font-size="25pt" style:font-size-asian="25pt" style:font-size-complex="25pt"/>
    </style:style>
    <style:style style:name="P15" style:parent-style-name="Standard" style:family="paragraph">
      <style:text-properties style:font-name="Montserrat" fo:color="#1C1C1C" fo:letter-spacing="0.0277in" fo:font-size="25pt" style:font-size-asian="25pt" style:font-size-complex="25pt"/>
    </style:style>
    <style:style style:name="TableColumn17" style:family="table-column">
      <style:table-column-properties style:column-width="2.1666in" style:use-optimal-column-width="false"/>
    </style:style>
    <style:style style:name="TableColumn18" style:family="table-column">
      <style:table-column-properties style:column-width="4.5312in" style:use-optimal-column-width="false"/>
    </style:style>
    <style:style style:name="Table16" style:family="table">
      <style:table-properties style:width="6.6979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in" fo:padding-left="0in" fo:padding-bottom="0in" fo:padding-right="0in"/>
    </style:style>
    <style:style style:name="T21" style:parent-style-name="DefaultParagraphFont" style:family="text">
      <style:text-properties style:font-name="Montserrat Light" fo:color="#1C1C1C" fo:letter-spacing="0.0277in" fo:font-size="16pt" style:font-size-asian="16pt" style:font-size-complex="16pt"/>
    </style:style>
    <style:style style:name="T22" style:parent-style-name="DefaultParagraphFont" style:family="text">
      <style:text-properties style:font-name="Montserrat Light" fo:color="#1C1C1C" fo:letter-spacing="0.0277in" fo:font-size="16pt" style:font-size-asian="16pt" style:font-size-complex="16pt" fo:language="en" fo:country="US"/>
    </style:style>
    <style:style style:name="T23" style:parent-style-name="DefaultParagraphFont" style:family="text">
      <style:text-properties style:font-name="Montserrat Light" fo:color="#1C1C1C" fo:letter-spacing="0.0277in" fo:font-size="16pt" style:font-size-asian="16pt" style:font-size-complex="16pt" fo:language="en" fo:country="US"/>
    </style:style>
    <style:style style:name="T24" style:parent-style-name="DefaultParagraphFont" style:family="text">
      <style:text-properties style:font-name="Montserrat Light" fo:color="#1C1C1C" fo:letter-spacing="0.0277in" fo:font-size="16pt" style:font-size-asian="16pt" style:font-size-complex="16pt"/>
    </style:style>
    <style:style style:name="P25" style:parent-style-name="Standard" style:family="paragraph">
      <style:text-properties style:font-name="Montserrat Light" fo:color="#1C1C1C" fo:letter-spacing="0.0277in" fo:font-size="16pt" style:font-size-asian="16pt" style:font-size-complex="16pt"/>
    </style:style>
    <style:style style:name="TableCell26" style:family="table-cell">
      <style:table-cell-properties fo:border="none" style:writing-mode="lr-tb" fo:padding-top="0in" fo:padding-left="0in" fo:padding-bottom="0in" fo:padding-right="0in"/>
    </style:style>
    <style:style style:name="P27" style:parent-style-name="TableContents" style:family="paragraph">
      <style:text-properties style:font-name="Montserrat Light" fo:color="#1C1C1C" fo:letter-spacing="0.0277in" fo:font-size="20pt" style:font-size-asian="20pt" style:font-size-complex="20pt"/>
    </style:style>
    <style:style style:name="P28" style:parent-style-name="TableContents" style:family="paragraph">
      <style:text-properties style:font-name="Montserrat Light" fo:color="#1C1C1C" fo:letter-spacing="0.0277in" fo:font-size="20pt" style:font-size-asian="20pt" style:font-size-complex="20pt"/>
    </style:style>
    <style:style style:name="P29" style:parent-style-name="TableContents" style:family="paragraph">
      <style:text-properties style:font-name="Montserrat Light" fo:color="#999999" fo:letter-spacing="0.0277in" fo:font-size="20pt" style:font-size-asian="20pt" style:font-size-complex="20pt"/>
    </style:style>
    <style:style style:name="P30" style:parent-style-name="TableContents" style:family="paragraph">
      <style:text-properties style:font-name="Montserrat Light" fo:color="#999999" fo:letter-spacing="0.0277in" fo:font-size="20pt" style:font-size-asian="20pt" style:font-size-complex="20pt"/>
    </style:style>
    <style:style style:name="P31" style:parent-style-name="Standard" style:family="paragraph">
      <style:text-properties style:font-name="Montserrat" fo:color="#1C1C1C" fo:letter-spacing="0.0277in" fo:font-size="20pt" style:font-size-asian="20pt" style:font-size-complex="20pt"/>
    </style:style>
    <style:style style:name="TableColumn33" style:family="table-column">
      <style:table-column-properties style:column-width="2.1666in" style:use-optimal-column-width="false"/>
    </style:style>
    <style:style style:name="TableColumn34" style:family="table-column">
      <style:table-column-properties style:column-width="4.5312in" style:use-optimal-column-width="false"/>
    </style:style>
    <style:style style:name="Table32" style:family="table">
      <style:table-properties style:width="6.6979in" fo:margin-left="0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37" style:parent-style-name="DefaultParagraphFont" style:family="text">
      <style:text-properties style:font-name="Montserrat Light" fo:color="#1C1C1C" fo:letter-spacing="0.0277in" fo:font-size="16pt" style:font-size-asian="16pt" style:font-size-complex="16pt"/>
    </style:style>
    <style:style style:name="T38" style:parent-style-name="DefaultParagraphFont" style:family="text">
      <style:text-properties style:font-name="Montserrat Light" fo:color="#1C1C1C" fo:letter-spacing="0.0277in" fo:font-size="16pt" style:font-size-asian="16pt" style:font-size-complex="16pt" fo:language="en" fo:country="US"/>
    </style:style>
    <style:style style:name="T39" style:parent-style-name="DefaultParagraphFont" style:family="text">
      <style:text-properties style:font-name="Montserrat Light" fo:color="#1C1C1C" fo:letter-spacing="0.0277in" fo:font-size="16pt" style:font-size-asian="16pt" style:font-size-complex="16pt"/>
    </style:style>
    <style:style style:name="P40" style:parent-style-name="Standard" style:family="paragraph">
      <style:text-properties style:font-name="Montserrat Light" fo:color="#1C1C1C" fo:letter-spacing="0.0277in" fo:font-size="16pt" style:font-size-asian="16pt" style:font-size-complex="16pt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P42" style:parent-style-name="TableContents" style:family="paragraph">
      <style:text-properties style:font-name="Montserrat Light" fo:color="#1C1C1C" fo:letter-spacing="0.0277in" fo:font-size="20pt" style:font-size-asian="20pt" style:font-size-complex="20pt"/>
    </style:style>
    <style:style style:name="P43" style:parent-style-name="TableContents" style:family="paragraph">
      <style:text-properties style:font-name="Montserrat Light" fo:color="#1C1C1C" fo:letter-spacing="0.0277in" fo:font-size="20pt" style:font-size-asian="20pt" style:font-size-complex="20pt"/>
    </style:style>
    <style:style style:name="P44" style:parent-style-name="TableContents" style:family="paragraph">
      <style:text-properties style:font-name="Montserrat Light" fo:color="#999999" fo:letter-spacing="0.0277in" fo:font-size="20pt" style:font-size-asian="20pt" style:font-size-complex="20pt"/>
    </style:style>
    <style:style style:name="P45" style:parent-style-name="TableContents" style:family="paragraph">
      <style:text-properties style:font-name="Montserrat Light" fo:color="#999999" fo:letter-spacing="0.0277in" fo:font-size="20pt" style:font-size-asian="20pt" style:font-size-complex="20pt"/>
    </style:style>
    <style:style style:name="P46" style:parent-style-name="TableContents" style:family="paragraph">
      <style:text-properties style:font-name="Montserrat Light" fo:color="#999999" fo:letter-spacing="0.0277in" fo:font-size="20pt" style:font-size-asian="20pt" style:font-size-complex="20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P49" style:parent-style-name="TableContents" style:family="paragraph">
      <style:text-properties style:font-name="Montserrat Light" fo:color="#1C1C1C" fo:letter-spacing="0.0277in" fo:font-size="16pt" style:font-size-asian="16pt" style:font-size-complex="16pt"/>
    </style:style>
    <style:style style:name="P50" style:parent-style-name="TableContents" style:family="paragraph">
      <style:text-properties style:font-name="Montserrat Light" fo:color="#1C1C1C" fo:letter-spacing="0.0277in" fo:font-size="16pt" style:font-size-asian="16pt" style:font-size-complex="16pt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P52" style:parent-style-name="TableContents" style:family="paragraph">
      <style:text-properties style:font-name="Montserrat Light" fo:color="#1C1C1C" fo:letter-spacing="0.0277in" fo:font-size="20pt" style:font-size-asian="20pt" style:font-size-complex="20pt"/>
    </style:style>
    <style:style style:name="P53" style:parent-style-name="TableContents" style:family="paragraph">
      <style:text-properties style:font-name="Montserrat Light" fo:color="#1C1C1C" fo:letter-spacing="0.0277in" fo:font-size="20pt" style:font-size-asian="20pt" style:font-size-complex="20pt"/>
    </style:style>
    <style:style style:name="P54" style:parent-style-name="TableContents" style:family="paragraph">
      <style:text-properties style:font-name="Montserrat Light" fo:color="#999999" fo:letter-spacing="0.0277in" fo:font-size="20pt" style:font-size-asian="20pt" style:font-size-complex="20pt"/>
    </style:style>
    <style:style style:name="P55" style:parent-style-name="Standard" style:family="paragraph">
      <style:text-properties style:font-name="Montserrat" fo:color="#1C1C1C" fo:letter-spacing="0.0277in" fo:font-size="20pt" style:font-size-asian="20pt" style:font-size-complex="20pt"/>
    </style:style>
    <style:style style:name="P56" style:parent-style-name="Standard" style:family="paragraph">
      <style:text-properties style:font-name="Montserrat" fo:color="#1C1C1C" fo:letter-spacing="0.0277in" fo:font-size="25pt" style:font-size-asian="25pt" style:font-size-complex="25pt"/>
    </style:style>
    <style:style style:name="P57" style:parent-style-name="Standard" style:family="paragraph">
      <style:text-properties style:font-name="Montserrat" fo:color="#1C1C1C" fo:letter-spacing="0.0277in" fo:font-size="25pt" style:font-size-asian="25pt" style:font-size-complex="25pt"/>
    </style:style>
    <style:style style:name="P58" style:parent-style-name="Standard" style:family="paragraph">
      <style:text-properties style:font-name="Montserrat" fo:color="#1C1C1C" fo:letter-spacing="0.0277in" fo:font-size="20pt" style:font-size-asian="20pt" style:font-size-complex="20pt"/>
    </style:style>
    <style:style style:name="TableColumn60" style:family="table-column">
      <style:table-column-properties style:column-width="2.177in" style:use-optimal-column-width="false"/>
    </style:style>
    <style:style style:name="TableColumn61" style:family="table-column">
      <style:table-column-properties style:column-width="4.5208in" style:use-optimal-column-width="false"/>
    </style:style>
    <style:style style:name="Table59" style:family="table">
      <style:table-properties style:width="6.6979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in" fo:padding-left="0.0069in" fo:padding-bottom="0in" fo:padding-right="0.0069in"/>
    </style:style>
    <style:style style:name="P64" style:parent-style-name="TableContents" style:family="paragraph">
      <style:text-properties style:font-name="Montserrat Light" fo:color="#1C1C1C" fo:letter-spacing="0.0277in" fo:font-size="16pt" style:font-size-asian="16pt" style:font-size-complex="16pt"/>
    </style:style>
    <style:style style:name="P65" style:parent-style-name="TableContents" style:family="paragraph">
      <style:text-properties style:font-name="Montserrat Light" fo:color="#1C1C1C" fo:letter-spacing="0.0277in" fo:font-size="16pt" style:font-size-asian="16pt" style:font-size-complex="16pt"/>
    </style:style>
    <style:style style:name="TableCell66" style:family="table-cell">
      <style:table-cell-properties fo:border="none" style:writing-mode="lr-tb" fo:padding-top="0in" fo:padding-left="0.0069in" fo:padding-bottom="0in" fo:padding-right="0.0069in"/>
    </style:style>
    <style:style style:name="P67" style:parent-style-name="TableContents" style:family="paragraph">
      <style:text-properties style:font-name="Montserrat Light" fo:color="#1C1C1C" fo:letter-spacing="0.0277in" fo:font-size="20pt" style:font-size-asian="20pt" style:font-size-complex="20pt"/>
    </style:style>
    <style:style style:name="P68" style:parent-style-name="TableContents" style:family="paragraph">
      <style:text-properties style:font-name="Montserrat Light" fo:color="#1C1C1C" fo:letter-spacing="0.0277in" fo:font-size="20pt" style:font-size-asian="20pt" style:font-size-complex="20pt"/>
    </style:style>
    <style:style style:name="P69" style:parent-style-name="TableContents" style:family="paragraph">
      <style:text-properties style:font-name="Montserrat Light" fo:color="#999999" fo:letter-spacing="0.0277in" fo:font-size="20pt" style:font-size-asian="20pt" style:font-size-complex="20pt"/>
    </style:style>
    <style:style style:name="P70" style:parent-style-name="TableContents" style:family="paragraph">
      <style:text-properties style:font-name="Montserrat Light" fo:color="#999999" fo:letter-spacing="0.0277in" fo:font-size="20pt" style:font-size-asian="20pt" style:font-size-complex="20pt"/>
    </style:style>
    <style:style style:name="P71" style:parent-style-name="TableContents" style:family="paragraph">
      <style:text-properties style:font-name="Montserrat Light" fo:color="#999999" fo:letter-spacing="0.0277in" fo:font-size="20pt" style:font-size-asian="20pt" style:font-size-complex="2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P74" style:parent-style-name="TableContents" style:family="paragraph">
      <style:text-properties style:font-name="Montserrat Light" fo:color="#1C1C1C" fo:letter-spacing="0.0277in" fo:font-size="16pt" style:font-size-asian="16pt" style:font-size-complex="16pt"/>
    </style:style>
    <style:style style:name="P75" style:parent-style-name="TableContents" style:family="paragraph">
      <style:text-properties style:font-name="Montserrat Light" fo:color="#1C1C1C" fo:letter-spacing="0.0277in" fo:font-size="16pt" style:font-size-asian="16pt" style:font-size-complex="16pt"/>
    </style:style>
    <style:style style:name="TableCell76" style:family="table-cell">
      <style:table-cell-properties fo:border="none" style:writing-mode="lr-tb" fo:padding-top="0in" fo:padding-left="0.0069in" fo:padding-bottom="0in" fo:padding-right="0.0069in"/>
    </style:style>
    <style:style style:name="P77" style:parent-style-name="TableContents" style:family="paragraph">
      <style:text-properties style:font-name="Montserrat Light" fo:color="#1C1C1C" fo:letter-spacing="0.0277in" fo:font-size="20pt" style:font-size-asian="20pt" style:font-size-complex="20pt"/>
    </style:style>
    <style:style style:name="P78" style:parent-style-name="TableContents" style:family="paragraph">
      <style:text-properties style:font-name="Montserrat Light" fo:color="#1C1C1C" fo:letter-spacing="0.0277in" fo:font-size="20pt" style:font-size-asian="20pt" style:font-size-complex="20pt"/>
    </style:style>
    <style:style style:name="P79" style:parent-style-name="TableContents" style:family="paragraph">
      <style:text-properties style:font-name="Montserrat Light" fo:color="#999999" fo:letter-spacing="0.0277in" fo:font-size="20pt" style:font-size-asian="20pt" style:font-size-complex="20pt"/>
    </style:style>
    <style:style style:name="P80" style:parent-style-name="Standard" style:family="paragraph">
      <style:text-properties style:font-name="Montserrat" fo:color="#1C1C1C" fo:letter-spacing="0.0277in" fo:font-size="20pt" style:font-size-asian="20pt" style:font-size-complex="20pt"/>
    </style:style>
    <style:style style:name="P81" style:parent-style-name="Standard" style:family="paragraph">
      <style:text-properties style:font-name="Montserrat" fo:color="#1C1C1C" fo:letter-spacing="0.0277in" fo:font-size="20pt" style:font-size-asian="20pt" style:font-size-complex="20pt"/>
    </style:style>
    <style:style style:name="P82" style:parent-style-name="Standard" style:family="paragraph">
      <style:text-properties style:font-name="Montserrat" fo:color="#1C1C1C" fo:letter-spacing="0.0277in" fo:font-size="25pt" style:font-size-asian="25pt" style:font-size-complex="25pt"/>
    </style:style>
    <style:style style:name="P83" style:parent-style-name="Standard" style:family="paragraph">
      <style:text-properties style:font-name="Montserrat" fo:color="#1C1C1C" fo:letter-spacing="0.0277in" fo:font-size="20pt" style:font-size-asian="20pt" style:font-size-complex="20pt"/>
    </style:style>
    <style:style style:name="P84" style:parent-style-name="Standard" style:family="paragraph">
      <style:text-properties style:font-name="Montserrat Light" fo:color="#1C1C1C" fo:letter-spacing="0.0277in" fo:font-size="20pt" style:font-size-asian="20pt" style:font-size-complex="20pt"/>
    </style:style>
    <style:style style:name="P85" style:parent-style-name="Standard" style:family="paragraph">
      <style:text-properties style:font-name="Montserrat Light" fo:color="#1C1C1C" fo:letter-spacing="0.0277in" fo:font-size="20pt" style:font-size-asian="20pt" style:font-size-complex="20pt"/>
    </style:style>
    <style:style style:name="P86" style:parent-style-name="Standard" style:family="paragraph">
      <style:text-properties style:font-name="Montserrat Light" fo:color="#1C1C1C" fo:letter-spacing="0.0277in" fo:font-size="20pt" style:font-size-asian="20pt" style:font-size-complex="20pt"/>
    </style:style>
    <style:style style:name="P87" style:parent-style-name="Standard" style:family="paragraph">
      <style:text-properties style:font-name="Montserrat Light" fo:color="#1C1C1C" fo:letter-spacing="0.0277in" fo:font-size="20pt" style:font-size-asian="20pt" style:font-size-complex="20pt"/>
    </style:style>
    <style:style style:name="P88" style:parent-style-name="Standard" style:family="paragraph">
      <style:text-properties style:font-name="Montserrat" fo:color="#1C1C1C" fo:letter-spacing="0.0277in" fo:font-size="25pt" style:font-size-asian="25pt" style:font-size-complex="25pt"/>
    </style:style>
    <style:style style:name="P89" style:parent-style-name="Standard" style:family="paragraph">
      <style:text-properties style:font-name="Montserrat" fo:color="#1C1C1C" fo:letter-spacing="0.0277in" fo:font-size="20pt" style:font-size-asian="20pt" style:font-size-complex="20pt"/>
    </style:style>
    <style:style style:name="P90" style:parent-style-name="Standard" style:family="paragraph">
      <style:text-properties style:font-name="Montserrat Light" fo:color="#1C1C1C" fo:letter-spacing="0.0277in" fo:font-size="20pt" style:font-size-asian="20pt" style:font-size-complex="20pt"/>
    </style:style>
    <style:style style:name="P91" style:parent-style-name="Standard" style:family="paragraph">
      <style:text-properties style:font-name="Montserrat Light" fo:color="#1C1C1C" fo:letter-spacing="0.0277in" fo:font-size="20pt" style:font-size-asian="20pt" style:font-size-complex="20pt"/>
    </style:style>
    <style:style style:name="P92" style:parent-style-name="Standard" style:family="paragraph">
      <style:text-properties style:font-name="Montserrat Light" fo:color="#1C1C1C" fo:letter-spacing="0.0277in" fo:font-size="20pt" style:font-size-asian="20pt" style:font-size-complex="20pt"/>
    </style:style>
    <style:style style:name="P93" style:parent-style-name="Standard" style:family="paragraph">
      <style:text-properties style:font-name="Montserrat Light" fo:color="#1C1C1C" fo:letter-spacing="0.0277in" fo:font-size="20pt" style:font-size-asian="20pt" style:font-size-complex="20pt"/>
    </style:style>
    <style:style style:name="P94" style:parent-style-name="Standard" style:family="paragraph">
      <style:text-properties style:font-name="Montserrat Light" fo:color="#1C1C1C" fo:letter-spacing="0.0277in" fo:font-size="20pt" style:font-size-asian="20pt" style:font-size-complex="20pt"/>
    </style:style>
    <style:style style:name="T95" style:parent-style-name="DefaultParagraphFont" style:family="text">
      <style:text-properties style:font-name="Montserrat Light" fo:color="#1C1C1C" fo:letter-spacing="0.0277in" fo:font-size="20pt" style:font-size-asian="20pt" style:font-size-complex="20pt"/>
    </style:style>
  </office:automatic-styles>
  <office:body>
    <office:text text:use-soft-page-breaks="true">
      <text:p text:style-name="P1">MEHMET BURAK ERMAN</text:p>
      <text:p text:style-name="P2">Front End Developer</text:p>
      <text:p text:style-name="P3"/>
      <text:p text:style-name="P4"/>
      <text:p text:style-name="P5">Born in 1994.</text:p>
      <text:p text:style-name="P6">Lives in Istanbul, Turkey.</text:p>
      <text:p text:style-name="P7"/>
      <text:p text:style-name="Standard"><text:a xlink:href="https://mburakerman.com/" office:target-frame-name="_top" xlink:show="replace"><text:span text:style-name="T8">mburakerman.com</text:span></text:a></text:p>
      <text:p text:style-name="Standard"><text:a xlink:href="https://github.com/mburakerman/" office:target-frame-name="_top" xlink:show="replace"><text:span text:style-name="T9">github.com/mburakerman</text:span></text:a></text:p>
      <text:p text:style-name="Standard"><text:a xlink:href="https://codepen.io/mburakerman/" office:target-frame-name="_top" xlink:show="replace"><text:span text:style-name="T10">codepen.io/mburakerma</text:span></text:a><text:a xlink:href="https://codepen.io/mburakerman/" office:target-frame-name="_top" xlink:show="replace"><text:span text:style-name="T11">n</text:span></text:a></text:p>
      <text:p text:style-name="P12"/>
      <text:p text:style-name="P13"/>
      <text:p text:style-name="P14">EXPERIENCE</text:p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Standard"><text:span text:style-name="T21">04.</text:span><text:span text:style-name="T22">201</text:span><text:span text:style-name="T23">8</text:span><text:span text:style-name="T24"><text:s/>–</text:span></text:p>
            <text:p text:style-name="P25">Present</text:p>
          </table:table-cell>
          <table:table-cell table:style-name="TableCell26">
            <text:p text:style-name="P27">ZERO STUDIOS</text:p>
            <text:p text:style-name="P28"/>
            <text:p text:style-name="P29">Front End Developer</text:p>
            <text:p text:style-name="P30"/>
          </table:table-cell>
        </table:table-row>
      </table:table>
      <text:p text:style-name="P31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Standard"><text:span text:style-name="T37">08.</text:span><text:span text:style-name="T38">2017</text:span><text:span text:style-name="T39"><text:s/>–</text:span></text:p>
            <text:p text:style-name="P40">04.2018</text:p>
          </table:table-cell>
          <table:table-cell table:style-name="TableCell41">
            <text:p text:style-name="P42">PUXO DIGITAL<text:s/>EXPERIENCE</text:p>
            <text:p text:style-name="P43"/>
            <text:p text:style-name="P44">Front<text:s/>End Developer</text:p>
            <text:p text:style-name="P45"/>
            <text:p text:style-name="P46"/>
          </table:table-cell>
        </table:table-row>
        <text:soft-page-break/>
        <table:table-row table:style-name="TableRow47">
          <table:table-cell table:style-name="TableCell48">
            <text:p text:style-name="P49">03.2017 –</text:p>
            <text:p text:style-name="P50">08.2017</text:p>
          </table:table-cell>
          <table:table-cell table:style-name="TableCell51">
            <text:p text:style-name="P52">KAODA</text:p>
            <text:p text:style-name="P53"/>
            <text:p text:style-name="P54">Junior Front End Developer</text:p>
          </table:table-cell>
        </table:table-row>
      </table:table>
      <text:p text:style-name="P55"/>
      <text:p text:style-name="P56"/>
      <text:p text:style-name="P57">EDUCATION</text:p>
      <text:p text:style-name="P58"/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09.2012 –</text:p>
            <text:p text:style-name="P65">01.2017</text:p>
          </table:table-cell>
          <table:table-cell table:style-name="TableCell66">
            <text:p text:style-name="P67">HACETTEPE UNIVERSITY</text:p>
            <text:p text:style-name="P68"/>
            <text:p text:style-name="P69">Economics</text:p>
            <text:p text:style-name="P70"/>
            <text:p text:style-name="P71"/>
          </table:table-cell>
        </table:table-row>
        <table:table-row table:style-name="TableRow72">
          <table:table-cell table:style-name="TableCell73">
            <text:p text:style-name="P74">08.2014 –</text:p>
            <text:p text:style-name="P75">02.2015</text:p>
          </table:table-cell>
          <table:table-cell table:style-name="TableCell76">
            <text:p text:style-name="P77">UNIVERSITY OF APPLIED SCIENCES, WORMS</text:p>
            <text:p text:style-name="P78"/>
            <text:p text:style-name="P79">Erasmus Programme</text:p>
          </table:table-cell>
        </table:table-row>
      </table:table>
      <text:p text:style-name="P80"/>
      <text:p text:style-name="P81"/>
      <text:p text:style-name="P82">LANGUAGE</text:p>
      <text:p text:style-name="P83"/>
      <text:p text:style-name="P84">English</text:p>
      <text:p text:style-name="P85"/>
      <text:p text:style-name="P86"/>
      <text:p text:style-name="P87"/>
      <text:soft-page-break/>
      <text:p text:style-name="P88">TECHNICAL SKILLS</text:p>
      <text:p text:style-name="P89"/>
      <text:p text:style-name="P90">HTML5</text:p>
      <text:p text:style-name="P91">CSS3 / SASS</text:p>
      <text:p text:style-name="P92">JavaScript</text:p>
      <text:p text:style-name="P93">jQuery / React.js</text:p>
      <text:p text:style-name="P94">Gulp / Webpack</text:p>
      <text:p text:style-name="Standard"><text:span text:style-name="T95">Basic knowledge of Ph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ontserrat" svg:font-family="Montserrat" style:font-family-generic="modern" style:font-pitch="variable" svg:panose-1="0 0 5 0 0 0 0 0 0 0"/>
    <style:font-face style:name="Montserrat Light" svg:font-family="Montserrat Light" style:font-family-generic="moder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Title" style:display-name="Titl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ehmet Burak Erman</meta:initial-creator>
    <dc:creator>M. Burak Erman</dc:creator>
    <meta:creation-date>2018-01-13T20:04:00Z</meta:creation-date>
    <dc:date>2018-04-08T08:51:00Z</dc:date>
    <meta:print-date>2018-04-08T08:49:00Z</meta:print-date>
    <meta:template xlink:href="Normal" xlink:type="simple"/>
    <meta:editing-cycles>17</meta:editing-cycles>
    <meta:editing-duration>PT3420S</meta:editing-duration>
    <meta:document-statistic meta:page-count="3" meta:paragraph-count="1" meta:word-count="117" meta:character-count="789" meta:row-count="5" meta:non-whitespace-character-count="673"/>
  </office:meta>
</office:document-meta>
</file>